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break-before="page"/>
      <style:text-properties fo:font-size="26pt" officeooo:paragraph-rsid="00211f7b" style:font-size-asian="26pt" style:font-size-complex="26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pt" officeooo:rsid="00211f7b" officeooo:paragraph-rsid="00211f7b" style:font-size-asian="16pt" style:font-size-complex="16pt"/>
    </style:style>
    <style:style style:name="P3" style:family="paragraph" style:parent-style-name="Text_20_body">
      <style:text-properties officeooo:rsid="002255f3" officeooo:paragraph-rsid="002255f3"/>
    </style:style>
    <style:style style:name="P4" style:family="paragraph" style:parent-style-name="Title">
      <style:text-properties fo:font-size="26pt" officeooo:paragraph-rsid="00211f7b" style:font-size-asian="26pt" style:font-size-complex="26pt"/>
    </style:style>
    <style:style style:name="P5" style:family="paragraph" style:parent-style-name="Text_20_body">
      <style:text-properties fo:font-size="26pt" fo:font-weight="normal" officeooo:rsid="001e6f73" officeooo:paragraph-rsid="00211f7b" style:font-size-asian="26pt" style:font-weight-asian="normal" style:font-size-complex="26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6pt" fo:font-weight="normal" officeooo:rsid="001e6f73" officeooo:paragraph-rsid="00211f7b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6pt" fo:font-weight="normal" officeooo:rsid="00211f7b" officeooo:paragraph-rsid="00211f7b" style:font-size-asian="16pt" style:font-weight-asian="normal" style:font-size-complex="16pt" style:font-weight-complex="normal"/>
    </style:style>
    <style:style style:name="P8" style:family="paragraph" style:parent-style-name="Text_20_body">
      <style:text-properties officeooo:rsid="0022ea8d" officeooo:paragraph-rsid="0022ea8d"/>
    </style:style>
    <style:style style:name="P9" style:family="paragraph" style:parent-style-name="Heading_20_1">
      <style:paragraph-properties fo:break-before="page"/>
      <style:text-properties officeooo:rsid="001e6f73" officeooo:paragraph-rsid="001fabc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6f73" style:font-weight-asian="normal" style:font-weight-complex="normal"/>
    </style:style>
    <style:style style:name="T3" style:family="text">
      <style:text-properties fo:font-style="italic" fo:font-weight="normal" officeooo:rsid="001e6f73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><text:span text:style-name="T5">Productiedossier:</text:span><text:line-break/><text:span text:style-name="T3">Festival Swiss Knife App</text:span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2">N</text:span><text:span text:style-name="T1">ico Verbruggen</text:span></text:p>
      <text:p text:style-name="P7">Bjorn Van Acker</text:p>
      <text:h text:style-name="P9" text:outline-level="1">Inleiding</text:h>
      <text:p text:style-name="P3"/>
      <text:p text:style-name="P8">Introducing: <text:span text:style-name="T4">Swiss Knife App</text:span><text:span text:style-name="T6">. Uw zwitsers zakmes voor alle festivals en de app om te hebben als je iets gedaan wilt krij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03:01.152495000</meta:creation-date>
    <dc:date>2013-12-05T13:59:30.268024000</dc:date>
    <meta:editing-duration>PT2M55S</meta:editing-duration>
    <meta:editing-cycles>5</meta:editing-cycles>
    <meta:generator>LibreOffice/4.1.3.2$MacOSX_x86 LibreOffice_project/70feb7d99726f064edab4605a8ab840c50ec57a</meta:generator>
    <dc:creator>Nico Verbruggen</dc:creator>
    <meta:document-statistic meta:table-count="0" meta:image-count="0" meta:object-count="0" meta:page-count="2" meta:paragraph-count="5" meta:word-count="33" meta:character-count="205" meta:non-whitespace-character-count="177"/>
  </office:meta>
</office:document-meta>
</file>